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i</text:p>
          </table:table-cell>
          <table:table-cell office:value-type="string">
            <text:p>Symbool</text:p>
          </table:table-cell>
          <table:table-cell office:value-type="string">
            <text:p>p_i</text:p>
          </table:table-cell>
          <table:table-cell office:value-type="string">
            <text:p>sigma^i_j(p^2_j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</text:p>
          </table:table-cell>
          <table:table-cell office:value-type="float" office:value="0.19">
            <text:p>0,19</text:p>
          </table:table-cell>
          <table:table-cell table:formula="of:=([.C2]^2)" office:value-type="float" office:value="0.0361">
            <text:p>0,0361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N</text:p>
          </table:table-cell>
          <table:table-cell office:value-type="float" office:value="0.11">
            <text:p>0,11</text:p>
          </table:table-cell>
          <table:table-cell table:formula="of:=[.D2]+([.C3]^2)" office:value-type="float" office:value="0.0482">
            <text:p>0,0482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A</text:p>
          </table:table-cell>
          <table:table-cell office:value-type="float" office:value="0.066">
            <text:p>0,066</text:p>
          </table:table-cell>
          <table:table-cell table:formula="of:=[.D3]+([.C4]^2)" office:value-type="float" office:value="0.052556">
            <text:p>0,052556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T</text:p>
          </table:table-cell>
          <table:table-cell office:value-type="float" office:value="0.065">
            <text:p>0,065</text:p>
          </table:table-cell>
          <table:table-cell table:formula="of:=[.D4]+([.C5]^2)" office:value-type="float" office:value="0.056781">
            <text:p>0,056781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D</text:p>
          </table:table-cell>
          <table:table-cell office:value-type="float" office:value="0.063">
            <text:p>0,063</text:p>
          </table:table-cell>
          <table:table-cell table:formula="of:=[.D5]+([.C6]^2)" office:value-type="float" office:value="0.06075">
            <text:p>0,06075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O</text:p>
          </table:table-cell>
          <table:table-cell office:value-type="float" office:value="0.063">
            <text:p>0,063</text:p>
          </table:table-cell>
          <table:table-cell table:formula="of:=[.D6]+([.C7]^2)" office:value-type="float" office:value="0.064719">
            <text:p>0,064719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R</text:p>
          </table:table-cell>
          <table:table-cell office:value-type="float" office:value="0.06">
            <text:p>0,06</text:p>
          </table:table-cell>
          <table:table-cell table:formula="of:=[.D7]+([.C8]^2)" office:value-type="float" office:value="0.068319">
            <text:p>0,068319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I</text:p>
          </table:table-cell>
          <table:table-cell office:value-type="float" office:value="0.054">
            <text:p>0,054</text:p>
          </table:table-cell>
          <table:table-cell table:formula="of:=[.D8]+([.C9]^2)" office:value-type="float" office:value="0.071235">
            <text:p>0,071235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L</text:p>
          </table:table-cell>
          <table:table-cell office:value-type="float" office:value="0.042">
            <text:p>0,042</text:p>
          </table:table-cell>
          <table:table-cell table:formula="of:=[.D9]+([.C10]^2)" office:value-type="float" office:value="0.072999">
            <text:p>0,072999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S</text:p>
          </table:table-cell>
          <table:table-cell office:value-type="float" office:value="0.041">
            <text:p>0,041</text:p>
          </table:table-cell>
          <table:table-cell table:formula="of:=[.D10]+([.C11]^2)" office:value-type="float" office:value="0.07468">
            <text:p>0,07468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G</text:p>
          </table:table-cell>
          <table:table-cell office:value-type="float" office:value="0.038">
            <text:p>0,038</text:p>
          </table:table-cell>
          <table:table-cell table:formula="of:=[.D11]+([.C12]^2)" office:value-type="float" office:value="0.076124">
            <text:p>0,076124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H</text:p>
          </table:table-cell>
          <table:table-cell office:value-type="float" office:value="0.026">
            <text:p>0,026</text:p>
          </table:table-cell>
          <table:table-cell table:formula="of:=[.D12]+([.C13]^2)" office:value-type="float" office:value="0.0768">
            <text:p>0,0768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V</text:p>
          </table:table-cell>
          <table:table-cell office:value-type="float" office:value="0.025">
            <text:p>0,025</text:p>
          </table:table-cell>
          <table:table-cell table:formula="of:=[.D13]+([.C14]^2)" office:value-type="float" office:value="0.077425">
            <text:p>0,077425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U</text:p>
          </table:table-cell>
          <table:table-cell office:value-type="float" office:value="0.024">
            <text:p>0,024</text:p>
          </table:table-cell>
          <table:table-cell table:formula="of:=[.D14]+([.C15]^2)" office:value-type="float" office:value="0.078001">
            <text:p>0,078001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K</text:p>
          </table:table-cell>
          <table:table-cell office:value-type="float" office:value="0.02">
            <text:p>0,02</text:p>
          </table:table-cell>
          <table:table-cell table:formula="of:=[.D15]+([.C16]^2)" office:value-type="float" office:value="0.078401">
            <text:p>0,078401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M</text:p>
          </table:table-cell>
          <table:table-cell office:value-type="float" office:value="0.02">
            <text:p>0,02</text:p>
          </table:table-cell>
          <table:table-cell table:formula="of:=[.D16]+([.C17]^2)" office:value-type="float" office:value="0.078801">
            <text:p>0,078801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B</text:p>
          </table:table-cell>
          <table:table-cell office:value-type="float" office:value="0.015">
            <text:p>0,015</text:p>
          </table:table-cell>
          <table:table-cell table:formula="of:=[.D17]+([.C18]^2)" office:value-type="float" office:value="0.079026">
            <text:p>0,079026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W</text:p>
          </table:table-cell>
          <table:table-cell office:value-type="float" office:value="0.015">
            <text:p>0,015</text:p>
          </table:table-cell>
          <table:table-cell table:formula="of:=[.D18]+([.C19]^2)" office:value-type="float" office:value="0.079251">
            <text:p>0,079251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Y</text:p>
          </table:table-cell>
          <table:table-cell office:value-type="float" office:value="0.015">
            <text:p>0,015</text:p>
          </table:table-cell>
          <table:table-cell table:formula="of:=[.D19]+([.C20]^2)" office:value-type="float" office:value="0.079476">
            <text:p>0,079476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C</text:p>
          </table:table-cell>
          <table:table-cell office:value-type="float" office:value="0.013">
            <text:p>0,013</text:p>
          </table:table-cell>
          <table:table-cell table:formula="of:=[.D20]+([.C21]^2)" office:value-type="float" office:value="0.079645">
            <text:p>0,079645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Z</text:p>
          </table:table-cell>
          <table:table-cell office:value-type="float" office:value="0.013">
            <text:p>0,013</text:p>
          </table:table-cell>
          <table:table-cell table:formula="of:=[.D21]+([.C22]^2)" office:value-type="float" office:value="0.079814">
            <text:p>0,079814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F</text:p>
          </table:table-cell>
          <table:table-cell office:value-type="float" office:value="0.01">
            <text:p>0,01</text:p>
          </table:table-cell>
          <table:table-cell table:formula="of:=[.D22]+([.C23]^2)" office:value-type="float" office:value="0.079914">
            <text:p>0,079914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string">
            <text:p>Z</text:p>
          </table:table-cell>
          <table:table-cell office:value-type="float" office:value="0.01">
            <text:p>0,01</text:p>
          </table:table-cell>
          <table:table-cell table:formula="of:=[.D23]+([.C24]^2)" office:value-type="float" office:value="0.080014">
            <text:p>0,080014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J</text:p>
          </table:table-cell>
          <table:table-cell office:value-type="float" office:value="0.001">
            <text:p>0,001</text:p>
          </table:table-cell>
          <table:table-cell table:formula="of:=[.D24]+([.C25]^2)" office:value-type="float" office:value="0.080015">
            <text:p>0,080015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Q</text:p>
          </table:table-cell>
          <table:table-cell office:value-type="float" office:value="0.001">
            <text:p>0,001</text:p>
          </table:table-cell>
          <table:table-cell table:formula="of:=[.D25]+([.C26]^2)" office:value-type="float" office:value="0.080016">
            <text:p>0,080016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formula="of:=[.D26]+([.C27]^2)" office:value-type="float" office:value="0.080016">
            <text:p>0,080016</text:p>
          </table:table-cell>
        </table:table-row>
        <table:table-row table:style-name="ro1">
          <table:table-cell table:style-name="ce1" office:value-type="string" table:number-columns-spanned="3" table:number-rows-spanned="1">
            <text:p>Totaal</text:p>
          </table:table-cell>
          <table:covered-table-cell table:number-columns-repeated="2"/>
          <table:table-cell table:formula="of:=[.D27]" office:value-type="float" office:value="0.080016">
            <text:p>0,080016</text:p>
          </table:table-cell>
        </table:table-row>
      </table:table>
      <table:table table:name="Blad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Blad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4">04-02-2011</text:date>, <text:time>13:52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bastiaan Polderman</meta:initial-creator>
    <meta:creation-date>2011-02-03T22:15:12</meta:creation-date>
    <dc:date>2011-02-04T13:52:10</dc:date>
    <dc:creator>Sebastiaan Polderman</dc:creator>
    <meta:editing-duration>PT15H37M01S</meta:editing-duration>
    <meta:editing-cycles>5</meta:editing-cycles>
    <meta:generator>OpenOffice.org/3.2$Linux OpenOffice.org_project/320m19$Build-9505</meta:generator>
    <meta:document-statistic meta:table-count="3" meta:cell-count="110" meta:object-count="0"/>
  </office:meta>
</office:document-meta>
</file>